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icroWat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Untergrund</text:p>
          </table:table-cell>
          <table:table-cell office:value-type="float" office:value="0.839" calcext:value-type="float">
            <text:p>0.839</text:p>
          </table:table-cell>
          <table:table-cell office:value-type="float" office:value="0.031" calcext:value-type="float">
            <text:p>0.031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8" calcext:value-type="float">
            <text:p>0.8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crowatt</text:p>
          </table:table-cell>
        </table:table-row>
        <table:table-row table:style-name="ro1">
          <table:table-cell office:value-type="string" calcext:value-type="string">
            <text:p>mit r. aktiv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59" calcext:value-type="float">
            <text:p>0.959</text:p>
          </table:table-cell>
          <table:table-cell office:value-type="float" office:value="0.974" calcext:value-type="float">
            <text:p>0.974</text:p>
          </table:table-cell>
          <table:table-cell/>
          <table:table-cell office:value-type="string" calcext:value-type="string">
            <text:p>milliwat</text:p>
          </table:table-cell>
        </table:table-row>
        <table:table-row table:style-name="ro1">
          <table:table-cell office:value-type="string" calcext:value-type="string">
            <text:p>mit r. inaktic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886" calcext:value-type="float">
            <text:p>0.886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milliwat</text:p>
          </table:table-cell>
        </table:table-row>
        <table:table-row table:style-name="ro1">
          <table:table-cell office:value-type="string" calcext:value-type="string">
            <text:p>vor r.</text:p>
          </table:table-cell>
          <table:table-cell office:value-type="float" office:value="1.32" calcext:value-type="float">
            <text:p>1.32</text:p>
          </table:table-cell>
          <table:table-cell office:value-type="float" office:value="0.002" calcext:value-type="float">
            <text:p>0.002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milliwat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[.B3]*1000-[.B$2]" office:value-type="float" office:value="965.161" calcext:value-type="float">
            <text:p>965.161</text:p>
          </table:table-cell>
          <table:table-cell table:formula="of:=[.C3]*1000-[.C$2]" office:value-type="float" office:value="4.169" calcext:value-type="float">
            <text:p>4.169</text:p>
          </table:table-cell>
          <table:table-cell table:formula="of:=[.D3]*1000-[.D$2]" office:value-type="float" office:value="958.229" calcext:value-type="float">
            <text:p>958.229</text:p>
          </table:table-cell>
          <table:table-cell table:formula="of:=[.E3]*1000-[.E$2]" office:value-type="float" office:value="973.112" calcext:value-type="float">
            <text:p>973.112</text:p>
          </table:table-cell>
          <table:table-cell table:number-columns-repeated="2"/>
        </table:table-row>
        <table:table-row table:style-name="ro1">
          <table:table-cell/>
          <table:table-cell table:formula="of:=[.B4]*1000-[.B$2]" office:value-type="float" office:value="907.161" calcext:value-type="float">
            <text:p>907.161</text:p>
          </table:table-cell>
          <table:table-cell table:formula="of:=[.C4]*1000-[.C$2]" office:value-type="float" office:value="17.469" calcext:value-type="float">
            <text:p>17.469</text:p>
          </table:table-cell>
          <table:table-cell table:formula="of:=[.D4]*1000-[.D$2]" office:value-type="float" office:value="885.229" calcext:value-type="float">
            <text:p>885.229</text:p>
          </table:table-cell>
          <table:table-cell table:formula="of:=[.E4]*1000-[.E$2]" office:value-type="float" office:value="949.112" calcext:value-type="float">
            <text:p>949.112</text:p>
          </table:table-cell>
          <table:table-cell table:number-columns-repeated="2"/>
        </table:table-row>
        <table:table-row table:style-name="ro1">
          <table:table-cell/>
          <table:table-cell table:formula="of:=[.B5]*1000-[.B$2]" office:value-type="float" office:value="1319.161" calcext:value-type="float">
            <text:p>1319.161</text:p>
          </table:table-cell>
          <table:table-cell table:formula="of:=[.C5]*1000-[.C$2]" office:value-type="float" office:value="1.969" calcext:value-type="float">
            <text:p>1.969</text:p>
          </table:table-cell>
          <table:table-cell table:formula="of:=[.D5]*1000-[.D$2]" office:value-type="float" office:value="1319.229" calcext:value-type="float">
            <text:p>1319.229</text:p>
          </table:table-cell>
          <table:table-cell table:formula="of:=[.E5]*1000-[.E$2]" office:value-type="float" office:value="1329.112" calcext:value-type="float">
            <text:p>1329.1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11]-[.B10]" office:value-type="float" office:value="412" calcext:value-type="float">
            <text:p>412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([.B9]/[.B10]-1)*100" office:value-type="float" office:value="6.39357291594325" calcext:value-type="float">
            <text:p>6.39357291594325</text:p>
          </table:table-cell>
          <table:table-cell table:number-columns-repeated="5"/>
        </table:table-row>
      </table:table>
      <table:table table:name="A3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tdev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4" calcext:value-type="float">
            <text:p>0.954</text:p>
          </table:table-cell>
          <table:table-cell office:value-type="float" office:value="1.01" calcext:value-type="float">
            <text:p>1.01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milliwat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1" calcext:value-type="float">
            <text:p>0.951</text:p>
          </table:table-cell>
          <table:table-cell office:value-type="float" office:value="1.03" calcext:value-type="float">
            <text:p>1.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" calcext:value-type="float">
            <text:p>0.9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3" calcext:value-type="float">
            <text:p>0.3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25" calcext:value-type="float">
            <text:p>0.825</text:p>
          </table:table-cell>
          <table:table-cell/>
        </table:table-row>
      </table:table>
      <table:table table:name="A3c" table:style-name="ta1">
        <table:table-column table:style-name="co1" table:number-columns-repeated="2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</table:table-row>
      </table:table>
      <table:table table:name="A3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" calcext:value-type="float">
            <text:p>0.8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mill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86" calcext:value-type="float">
            <text:p>0.686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08" calcext:value-type="float">
            <text:p>0.708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5" calcext:value-type="float">
            <text:p>0.275</text:p>
          </table:table-cell>
          <table:table-cell office:value-type="float" office:value="0.354" calcext:value-type="float">
            <text:p>0.35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301" calcext:value-type="float">
            <text:p>0.3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65" calcext:value-type="float">
            <text:p>0.0165</text:p>
          </table:table-cell>
          <table:table-cell table:formula="of:=0.084/1000" office:value-type="float" office:value="0.000084" calcext:value-type="float">
            <text:p>8.4E-05</text:p>
          </table:table-cell>
          <table:table-cell office:value-type="float" office:value="0.0163" calcext:value-type="float">
            <text:p>0.016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0066" calcext:value-type="float">
            <text:p>6.6E-06</text:p>
          </table:table-cell>
          <table:table-cell office:value-type="float" office:value="0.00611" calcext:value-type="float">
            <text:p>0.0061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445" calcext:value-type="float">
            <text:p>0.04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1" calcext:value-type="float">
            <text:p>0.4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5" calcext:value-type="float">
            <text:p>0.615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2" calcext:value-type="float">
            <text:p>0.722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825" calcext:value-type="float">
            <text:p>0.8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6:47:28.973974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0:49:34.463315055</meta:creation-date>
    <meta:generator>LibreOffice/6.3.2.2$Linux_X86_64 LibreOffice_project/30$Build-2</meta:generator>
    <dc:date>2019-10-27T17:56:15.388769116</dc:date>
    <meta:editing-duration>PT1H24M10S</meta:editing-duration>
    <meta:editing-cycles>11</meta:editing-cycles>
    <meta:document-statistic meta:table-count="4" meta:cell-count="158" meta:object-count="0"/>
  </office:meta>
</office:document-meta>
</file>